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14.13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23] &amp; &quot;A, &quot; &amp; [.C123] &amp; &quot;, &quot; &amp; [.A123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3]" office:value-type="string" office:string-value="TM" calcext:value-type="string">
            <text:p>TM</text:p>
          </table:table-cell>
          <table:table-cell/>
          <table:table-cell table:formula="of:=[.B123]" office:value-type="float" office:value="16" calcext:value-type="float">
            <text:p>16</text:p>
          </table:table-cell>
          <table:table-cell table:formula="of:=[.K123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24] &amp; &quot;A, &quot; &amp; [.C124] &amp; &quot;, &quot; &amp; [.A124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4]" office:value-type="string" office:string-value="TM" calcext:value-type="string">
            <text:p>TM</text:p>
          </table:table-cell>
          <table:table-cell/>
          <table:table-cell table:formula="of:=[.B124]" office:value-type="float" office:value="25" calcext:value-type="float">
            <text:p>25</text:p>
          </table:table-cell>
          <table:table-cell table:formula="of:=[.K124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25] &amp; &quot;A, &quot; &amp; [.C125] &amp; &quot;, &quot; &amp; [.A125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5]" office:value-type="string" office:string-value="TM" calcext:value-type="string">
            <text:p>TM</text:p>
          </table:table-cell>
          <table:table-cell/>
          <table:table-cell table:formula="of:=[.B125]" office:value-type="float" office:value="40" calcext:value-type="float">
            <text:p>40</text:p>
          </table:table-cell>
          <table:table-cell table:formula="of:=[.K125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26] &amp; &quot;A, &quot; &amp; [.C126] &amp; &quot;, &quot; &amp; [.A126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6]" office:value-type="string" office:string-value="TM" calcext:value-type="string">
            <text:p>TM</text:p>
          </table:table-cell>
          <table:table-cell/>
          <table:table-cell table:formula="of:=[.B126]" office:value-type="float" office:value="63" calcext:value-type="float">
            <text:p>63</text:p>
          </table:table-cell>
          <table:table-cell table:formula="of:=[.K126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27] &amp; &quot;A, &quot; &amp; [.C127] &amp; &quot;, &quot; &amp; [.A127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7]" office:value-type="string" office:string-value="TM" calcext:value-type="string">
            <text:p>TM</text:p>
          </table:table-cell>
          <table:table-cell/>
          <table:table-cell table:formula="of:=[.B127]" office:value-type="float" office:value="80" calcext:value-type="float">
            <text:p>80</text:p>
          </table:table-cell>
          <table:table-cell table:formula="of:=[.K127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28] &amp; &quot;A, &quot; &amp; [.C128] &amp; &quot;, &quot; &amp; [.A128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8]" office:value-type="string" office:string-value="TM" calcext:value-type="string">
            <text:p>TM</text:p>
          </table:table-cell>
          <table:table-cell/>
          <table:table-cell table:formula="of:=[.B128]" office:value-type="float" office:value="100" calcext:value-type="float">
            <text:p>100</text:p>
          </table:table-cell>
          <table:table-cell table:formula="of:=[.K128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29] &amp; &quot;A, &quot; &amp; [.C129] &amp; &quot;, &quot; &amp; [.A129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29]" office:value-type="string" office:string-value="TM" calcext:value-type="string">
            <text:p>TM</text:p>
          </table:table-cell>
          <table:table-cell/>
          <table:table-cell table:formula="of:=[.B129]" office:value-type="float" office:value="125" calcext:value-type="float">
            <text:p>125</text:p>
          </table:table-cell>
          <table:table-cell table:formula="of:=[.K129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30] &amp; &quot;A, &quot; &amp; [.C130] &amp; &quot;, &quot; &amp; [.A130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0]" office:value-type="string" office:string-value="TM" calcext:value-type="string">
            <text:p>TM</text:p>
          </table:table-cell>
          <table:table-cell/>
          <table:table-cell table:formula="of:=[.B130]" office:value-type="float" office:value="160" calcext:value-type="float">
            <text:p>160</text:p>
          </table:table-cell>
          <table:table-cell table:formula="of:=[.K130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31] &amp; &quot;A, &quot; &amp; [.C131] &amp; &quot;, &quot; &amp; [.A131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1]" office:value-type="string" office:string-value="TM" calcext:value-type="string">
            <text:p>TM</text:p>
          </table:table-cell>
          <table:table-cell/>
          <table:table-cell table:formula="of:=[.B131]" office:value-type="float" office:value="100" calcext:value-type="float">
            <text:p>100</text:p>
          </table:table-cell>
          <table:table-cell table:formula="of:=[.K13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32] &amp; &quot;A, &quot; &amp; [.C132] &amp; &quot;, &quot; &amp; [.A132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2]" office:value-type="string" office:string-value="TM" calcext:value-type="string">
            <text:p>TM</text:p>
          </table:table-cell>
          <table:table-cell/>
          <table:table-cell table:formula="of:=[.B132]" office:value-type="float" office:value="160" calcext:value-type="float">
            <text:p>160</text:p>
          </table:table-cell>
          <table:table-cell table:formula="of:=[.K132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33] &amp; &quot;A, &quot; &amp; [.C133] &amp; &quot;, &quot; &amp; [.A133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3]" office:value-type="string" office:string-value="TM" calcext:value-type="string">
            <text:p>TM</text:p>
          </table:table-cell>
          <table:table-cell/>
          <table:table-cell table:formula="of:=[.B133]" office:value-type="float" office:value="200" calcext:value-type="float">
            <text:p>200</text:p>
          </table:table-cell>
          <table:table-cell table:formula="of:=[.K133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34] &amp; &quot;A, &quot; &amp; [.C134] &amp; &quot;, &quot; &amp; [.A134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4]" office:value-type="string" office:string-value="TM" calcext:value-type="string">
            <text:p>TM</text:p>
          </table:table-cell>
          <table:table-cell/>
          <table:table-cell table:formula="of:=[.B134]" office:value-type="float" office:value="250" calcext:value-type="float">
            <text:p>250</text:p>
          </table:table-cell>
          <table:table-cell table:formula="of:=[.K134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35] &amp; &quot;A, &quot; &amp; [.C135] &amp; &quot;, &quot; &amp; [.A135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5]" office:value-type="string" office:string-value="TM" calcext:value-type="string">
            <text:p>TM</text:p>
          </table:table-cell>
          <table:table-cell/>
          <table:table-cell table:formula="of:=[.B135]" office:value-type="float" office:value="250" calcext:value-type="float">
            <text:p>250</text:p>
          </table:table-cell>
          <table:table-cell table:formula="of:=[.K135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36] &amp; &quot;A, &quot; &amp; [.C136] &amp; &quot;, &quot; &amp; [.A136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6]" office:value-type="string" office:string-value="TM" calcext:value-type="string">
            <text:p>TM</text:p>
          </table:table-cell>
          <table:table-cell/>
          <table:table-cell table:formula="of:=[.B136]" office:value-type="float" office:value="320" calcext:value-type="float">
            <text:p>320</text:p>
          </table:table-cell>
          <table:table-cell table:formula="of:=[.K136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400" calcext:value-type="float">
            <text:p>400</text:p>
          </table:table-cell>
          <table:table-cell table:formula="of:=[.K137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500" calcext:value-type="float">
            <text:p>500</text:p>
          </table:table-cell>
          <table:table-cell table:formula="of:=[.K138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630" calcext:value-type="float">
            <text:p>630</text:p>
          </table:table-cell>
          <table:table-cell table:formula="of:=[.K139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500" calcext:value-type="float">
            <text:p>500</text:p>
          </table:table-cell>
          <table:table-cell table:formula="of:=[.K140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630" calcext:value-type="float">
            <text:p>630</text:p>
          </table:table-cell>
          <table:table-cell table:formula="of:=[.K141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800" calcext:value-type="float">
            <text:p>800</text:p>
          </table:table-cell>
          <table:table-cell table:formula="of:=[.K142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000" calcext:value-type="float">
            <text:p>1000</text:p>
          </table:table-cell>
          <table:table-cell table:formula="of:=[.K143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250" calcext:value-type="float">
            <text:p>1250</text:p>
          </table:table-cell>
          <table:table-cell table:formula="of:=[.K144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23]" office:value-type="string" office:string-value="DPX3 160" calcext:value-type="string">
            <text:p>DPX3 160</text:p>
          </table:table-cell>
          <table:table-cell table:formula="of:=[.B123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45] &amp; &quot;A, &quot; &amp; [.C145] &amp; &quot;, &quot; &amp; [.A145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3]" office:value-type="float" office:value="16" calcext:value-type="float">
            <text:p>16</text:p>
          </table:table-cell>
          <table:table-cell table:formula="of:=[.K145]" office:value-type="float" office:value="16" calcext:value-type="float">
            <text:p>16</text:p>
          </table:table-cell>
          <table:table-cell table:formula="of:=[.M123]" office:value-type="float" office:value="16" calcext:value-type="float">
            <text:p>16</text:p>
          </table:table-cell>
          <table:table-cell table:formula="of:=[.N123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4]" office:value-type="string" office:string-value="DPX3 160" calcext:value-type="string">
            <text:p>DPX3 160</text:p>
          </table:table-cell>
          <table:table-cell table:formula="of:=[.B124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46] &amp; &quot;A, &quot; &amp; [.C146] &amp; &quot;, &quot; &amp; [.A146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4]" office:value-type="float" office:value="25" calcext:value-type="float">
            <text:p>25</text:p>
          </table:table-cell>
          <table:table-cell table:formula="of:=[.K146]" office:value-type="float" office:value="25" calcext:value-type="float">
            <text:p>25</text:p>
          </table:table-cell>
          <table:table-cell table:formula="of:=[.M124]" office:value-type="float" office:value="16" calcext:value-type="float">
            <text:p>16</text:p>
          </table:table-cell>
          <table:table-cell table:formula="of:=[.N124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5]" office:value-type="string" office:string-value="DPX3 160" calcext:value-type="string">
            <text:p>DPX3 160</text:p>
          </table:table-cell>
          <table:table-cell table:formula="of:=[.B125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47] &amp; &quot;A, &quot; &amp; [.C147] &amp; &quot;, &quot; &amp; [.A147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5]" office:value-type="float" office:value="40" calcext:value-type="float">
            <text:p>40</text:p>
          </table:table-cell>
          <table:table-cell table:formula="of:=[.K147]" office:value-type="float" office:value="40" calcext:value-type="float">
            <text:p>40</text:p>
          </table:table-cell>
          <table:table-cell table:formula="of:=[.M125]" office:value-type="float" office:value="16" calcext:value-type="float">
            <text:p>16</text:p>
          </table:table-cell>
          <table:table-cell table:formula="of:=[.N125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6]" office:value-type="string" office:string-value="DPX3 160" calcext:value-type="string">
            <text:p>DPX3 160</text:p>
          </table:table-cell>
          <table:table-cell table:formula="of:=[.B126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48] &amp; &quot;A, &quot; &amp; [.C148] &amp; &quot;, &quot; &amp; [.A148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6]" office:value-type="float" office:value="63" calcext:value-type="float">
            <text:p>63</text:p>
          </table:table-cell>
          <table:table-cell table:formula="of:=[.K148]" office:value-type="float" office:value="63" calcext:value-type="float">
            <text:p>63</text:p>
          </table:table-cell>
          <table:table-cell table:formula="of:=[.M126]" office:value-type="float" office:value="16" calcext:value-type="float">
            <text:p>16</text:p>
          </table:table-cell>
          <table:table-cell table:formula="of:=[.N126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7]" office:value-type="string" office:string-value="DPX3 160" calcext:value-type="string">
            <text:p>DPX3 160</text:p>
          </table:table-cell>
          <table:table-cell table:formula="of:=[.B127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49] &amp; &quot;A, &quot; &amp; [.C149] &amp; &quot;, &quot; &amp; [.A149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7]" office:value-type="float" office:value="80" calcext:value-type="float">
            <text:p>80</text:p>
          </table:table-cell>
          <table:table-cell table:formula="of:=[.K149]" office:value-type="float" office:value="80" calcext:value-type="float">
            <text:p>80</text:p>
          </table:table-cell>
          <table:table-cell table:formula="of:=[.M127]" office:value-type="float" office:value="16" calcext:value-type="float">
            <text:p>16</text:p>
          </table:table-cell>
          <table:table-cell table:formula="of:=[.N127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8]" office:value-type="string" office:string-value="DPX3 160" calcext:value-type="string">
            <text:p>DPX3 160</text:p>
          </table:table-cell>
          <table:table-cell table:formula="of:=[.B128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50] &amp; &quot;A, &quot; &amp; [.C150] &amp; &quot;, &quot; &amp; [.A150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8]" office:value-type="float" office:value="100" calcext:value-type="float">
            <text:p>100</text:p>
          </table:table-cell>
          <table:table-cell table:formula="of:=[.K150]" office:value-type="float" office:value="100" calcext:value-type="float">
            <text:p>100</text:p>
          </table:table-cell>
          <table:table-cell table:formula="of:=[.M128]" office:value-type="float" office:value="16" calcext:value-type="float">
            <text:p>16</text:p>
          </table:table-cell>
          <table:table-cell table:formula="of:=[.N128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29]" office:value-type="string" office:string-value="DPX3 160" calcext:value-type="string">
            <text:p>DPX3 160</text:p>
          </table:table-cell>
          <table:table-cell table:formula="of:=[.B129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51] &amp; &quot;A, &quot; &amp; [.C151] &amp; &quot;, &quot; &amp; [.A151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29]" office:value-type="float" office:value="125" calcext:value-type="float">
            <text:p>125</text:p>
          </table:table-cell>
          <table:table-cell table:formula="of:=[.K151]" office:value-type="float" office:value="125" calcext:value-type="float">
            <text:p>125</text:p>
          </table:table-cell>
          <table:table-cell table:formula="of:=[.M129]" office:value-type="float" office:value="16" calcext:value-type="float">
            <text:p>16</text:p>
          </table:table-cell>
          <table:table-cell table:formula="of:=[.N12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0]" office:value-type="string" office:string-value="DPX3 160" calcext:value-type="string">
            <text:p>DPX3 160</text:p>
          </table:table-cell>
          <table:table-cell table:formula="of:=[.B130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52] &amp; &quot;A, &quot; &amp; [.C152] &amp; &quot;, &quot; &amp; [.A152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0]" office:value-type="float" office:value="160" calcext:value-type="float">
            <text:p>160</text:p>
          </table:table-cell>
          <table:table-cell table:formula="of:=[.K152]" office:value-type="float" office:value="160" calcext:value-type="float">
            <text:p>160</text:p>
          </table:table-cell>
          <table:table-cell table:formula="of:=[.M130]" office:value-type="float" office:value="16" calcext:value-type="float">
            <text:p>16</text:p>
          </table:table-cell>
          <table:table-cell table:formula="of:=[.N13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1]" office:value-type="string" office:string-value="DPX3 250" calcext:value-type="string">
            <text:p>DPX3 250</text:p>
          </table:table-cell>
          <table:table-cell table:formula="of:=[.B131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53] &amp; &quot;A, &quot; &amp; [.C153] &amp; &quot;, &quot; &amp; [.A153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1]" office:value-type="float" office:value="100" calcext:value-type="float">
            <text:p>100</text:p>
          </table:table-cell>
          <table:table-cell table:formula="of:=[.K153]" office:value-type="float" office:value="100" calcext:value-type="float">
            <text:p>100</text:p>
          </table:table-cell>
          <table:table-cell table:formula="of:=[.M131]" office:value-type="float" office:value="25" calcext:value-type="float">
            <text:p>25</text:p>
          </table:table-cell>
          <table:table-cell table:formula="of:=[.N131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2]" office:value-type="string" office:string-value="DPX3 250" calcext:value-type="string">
            <text:p>DPX3 250</text:p>
          </table:table-cell>
          <table:table-cell table:formula="of:=[.B132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54] &amp; &quot;A, &quot; &amp; [.C154] &amp; &quot;, &quot; &amp; [.A154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2]" office:value-type="float" office:value="160" calcext:value-type="float">
            <text:p>160</text:p>
          </table:table-cell>
          <table:table-cell table:formula="of:=[.K154]" office:value-type="float" office:value="160" calcext:value-type="float">
            <text:p>160</text:p>
          </table:table-cell>
          <table:table-cell table:formula="of:=[.M132]" office:value-type="float" office:value="25" calcext:value-type="float">
            <text:p>25</text:p>
          </table:table-cell>
          <table:table-cell table:formula="of:=[.N132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3]" office:value-type="string" office:string-value="DPX3 250" calcext:value-type="string">
            <text:p>DPX3 250</text:p>
          </table:table-cell>
          <table:table-cell table:formula="of:=[.B133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55] &amp; &quot;A, &quot; &amp; [.C155] &amp; &quot;, &quot; &amp; [.A155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3]" office:value-type="float" office:value="200" calcext:value-type="float">
            <text:p>200</text:p>
          </table:table-cell>
          <table:table-cell table:formula="of:=[.K155]" office:value-type="float" office:value="200" calcext:value-type="float">
            <text:p>200</text:p>
          </table:table-cell>
          <table:table-cell table:formula="of:=[.M133]" office:value-type="float" office:value="25" calcext:value-type="float">
            <text:p>25</text:p>
          </table:table-cell>
          <table:table-cell table:formula="of:=[.N133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4]" office:value-type="string" office:string-value="DPX3 250" calcext:value-type="string">
            <text:p>DPX3 250</text:p>
          </table:table-cell>
          <table:table-cell table:formula="of:=[.B134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56] &amp; &quot;A, &quot; &amp; [.C156] &amp; &quot;, &quot; &amp; [.A156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4]" office:value-type="float" office:value="250" calcext:value-type="float">
            <text:p>250</text:p>
          </table:table-cell>
          <table:table-cell table:formula="of:=[.K156]" office:value-type="float" office:value="250" calcext:value-type="float">
            <text:p>250</text:p>
          </table:table-cell>
          <table:table-cell table:formula="of:=[.M134]" office:value-type="float" office:value="25" calcext:value-type="float">
            <text:p>25</text:p>
          </table:table-cell>
          <table:table-cell table:formula="of:=[.N134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5]" office:value-type="string" office:string-value="DPX3 630" calcext:value-type="string">
            <text:p>DPX3 630</text:p>
          </table:table-cell>
          <table:table-cell table:formula="of:=[.B135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57] &amp; &quot;A, &quot; &amp; [.C157] &amp; &quot;, &quot; &amp; [.A157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5]" office:value-type="float" office:value="250" calcext:value-type="float">
            <text:p>250</text:p>
          </table:table-cell>
          <table:table-cell table:formula="of:=[.K157]" office:value-type="float" office:value="250" calcext:value-type="float">
            <text:p>250</text:p>
          </table:table-cell>
          <table:table-cell table:formula="of:=[.M135]" office:value-type="float" office:value="36" calcext:value-type="float">
            <text:p>36</text:p>
          </table:table-cell>
          <table:table-cell table:formula="of:=[.N13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6]" office:value-type="string" office:string-value="DPX3 630" calcext:value-type="string">
            <text:p>DPX3 630</text:p>
          </table:table-cell>
          <table:table-cell table:formula="of:=[.B136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58] &amp; &quot;A, &quot; &amp; [.C158] &amp; &quot;, &quot; &amp; [.A158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6]" office:value-type="float" office:value="320" calcext:value-type="float">
            <text:p>320</text:p>
          </table:table-cell>
          <table:table-cell table:formula="of:=[.K158]" office:value-type="float" office:value="320" calcext:value-type="float">
            <text:p>320</text:p>
          </table:table-cell>
          <table:table-cell table:formula="of:=[.M136]" office:value-type="float" office:value="36" calcext:value-type="float">
            <text:p>36</text:p>
          </table:table-cell>
          <table:table-cell table:formula="of:=[.N13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7]" office:value-type="string" office:string-value="DPX3 630" calcext:value-type="string">
            <text:p>DPX3 630</text:p>
          </table:table-cell>
          <table:table-cell table:formula="of:=[.B137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59] &amp; &quot;A, &quot; &amp; [.C159] &amp; &quot;, &quot; &amp; [.A159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400" calcext:value-type="float">
            <text:p>400</text:p>
          </table:table-cell>
          <table:table-cell table:formula="of:=[.K159]" office:value-type="float" office:value="400" calcext:value-type="float">
            <text:p>400</text:p>
          </table:table-cell>
          <table:table-cell table:formula="of:=[.M137]" office:value-type="float" office:value="36" calcext:value-type="float">
            <text:p>36</text:p>
          </table:table-cell>
          <table:table-cell table:formula="of:=[.N13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630" calcext:value-type="string">
            <text:p>DPX3 630</text:p>
          </table:table-cell>
          <table:table-cell table:formula="of:=[.B138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500" calcext:value-type="float">
            <text:p>500</text:p>
          </table:table-cell>
          <table:table-cell table:formula="of:=[.K160]" office:value-type="float" office:value="500" calcext:value-type="float">
            <text:p>500</text:p>
          </table:table-cell>
          <table:table-cell table:formula="of:=[.M138]" office:value-type="float" office:value="36" calcext:value-type="float">
            <text:p>36</text:p>
          </table:table-cell>
          <table:table-cell table:formula="of:=[.N13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630" calcext:value-type="string">
            <text:p>DPX3 630</text:p>
          </table:table-cell>
          <table:table-cell table:formula="of:=[.B139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630" calcext:value-type="float">
            <text:p>630</text:p>
          </table:table-cell>
          <table:table-cell table:formula="of:=[.K161]" office:value-type="float" office:value="630" calcext:value-type="float">
            <text:p>630</text:p>
          </table:table-cell>
          <table:table-cell table:formula="of:=[.M139]" office:value-type="float" office:value="36" calcext:value-type="float">
            <text:p>36</text:p>
          </table:table-cell>
          <table:table-cell table:formula="of:=[.N13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0" calcext:value-type="string">
            <text:p>DPX3 1600</text:p>
          </table:table-cell>
          <table:table-cell table:formula="of:=[.B140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500" calcext:value-type="float">
            <text:p>500</text:p>
          </table:table-cell>
          <table:table-cell table:formula="of:=[.K162]" office:value-type="float" office:value="500" calcext:value-type="float">
            <text:p>500</text:p>
          </table:table-cell>
          <table:table-cell table:formula="of:=[.M140]" office:value-type="float" office:value="36" calcext:value-type="float">
            <text:p>36</text:p>
          </table:table-cell>
          <table:table-cell table:formula="of:=[.N14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0" calcext:value-type="string">
            <text:p>DPX3 1600</text:p>
          </table:table-cell>
          <table:table-cell table:formula="of:=[.B141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630" calcext:value-type="float">
            <text:p>630</text:p>
          </table:table-cell>
          <table:table-cell table:formula="of:=[.K163]" office:value-type="float" office:value="630" calcext:value-type="float">
            <text:p>630</text:p>
          </table:table-cell>
          <table:table-cell table:formula="of:=[.M141]" office:value-type="float" office:value="36" calcext:value-type="float">
            <text:p>36</text:p>
          </table:table-cell>
          <table:table-cell table:formula="of:=[.N14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0" calcext:value-type="string">
            <text:p>DPX3 1600</text:p>
          </table:table-cell>
          <table:table-cell table:formula="of:=[.B142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800" calcext:value-type="float">
            <text:p>800</text:p>
          </table:table-cell>
          <table:table-cell table:formula="of:=[.K164]" office:value-type="float" office:value="800" calcext:value-type="float">
            <text:p>800</text:p>
          </table:table-cell>
          <table:table-cell table:formula="of:=[.M142]" office:value-type="float" office:value="36" calcext:value-type="float">
            <text:p>36</text:p>
          </table:table-cell>
          <table:table-cell table:formula="of:=[.N14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0" calcext:value-type="string">
            <text:p>DPX3 1600</text:p>
          </table:table-cell>
          <table:table-cell table:formula="of:=[.B143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000" calcext:value-type="float">
            <text:p>1000</text:p>
          </table:table-cell>
          <table:table-cell table:formula="of:=[.K165]" office:value-type="float" office:value="1000" calcext:value-type="float">
            <text:p>1000</text:p>
          </table:table-cell>
          <table:table-cell table:formula="of:=[.M143]" office:value-type="float" office:value="36" calcext:value-type="float">
            <text:p>36</text:p>
          </table:table-cell>
          <table:table-cell table:formula="of:=[.N14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0" calcext:value-type="string">
            <text:p>DPX3 1600</text:p>
          </table:table-cell>
          <table:table-cell table:formula="of:=[.B144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250" calcext:value-type="float">
            <text:p>1250</text:p>
          </table:table-cell>
          <table:table-cell table:formula="of:=[.K166]" office:value-type="float" office:value="1250" calcext:value-type="float">
            <text:p>1250</text:p>
          </table:table-cell>
          <table:table-cell table:formula="of:=[.M144]" office:value-type="float" office:value="36" calcext:value-type="float">
            <text:p>36</text:p>
          </table:table-cell>
          <table:table-cell table:formula="of:=[.N14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67] &amp; &quot;A, &quot; &amp; [.C167] &amp; &quot;, &quot; &amp; [.A167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7]" office:value-type="string" office:string-value="TM-D" calcext:value-type="string">
            <text:p>TM-D</text:p>
          </table:table-cell>
          <table:table-cell/>
          <table:table-cell table:formula="of:=[.B167]" office:value-type="float" office:value="16" calcext:value-type="float">
            <text:p>16</text:p>
          </table:table-cell>
          <table:table-cell table:formula="of:=[.K167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7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68] &amp; &quot;A, &quot; &amp; [.C168] &amp; &quot;, &quot; &amp; [.A168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8]" office:value-type="string" office:string-value="TM-D" calcext:value-type="string">
            <text:p>TM-D</text:p>
          </table:table-cell>
          <table:table-cell/>
          <table:table-cell table:formula="of:=[.B168]" office:value-type="float" office:value="25" calcext:value-type="float">
            <text:p>25</text:p>
          </table:table-cell>
          <table:table-cell table:formula="of:=[.K168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8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69] &amp; &quot;A, &quot; &amp; [.C169] &amp; &quot;, &quot; &amp; [.A169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69]" office:value-type="string" office:string-value="TM-D" calcext:value-type="string">
            <text:p>TM-D</text:p>
          </table:table-cell>
          <table:table-cell/>
          <table:table-cell table:formula="of:=[.B169]" office:value-type="float" office:value="32" calcext:value-type="float">
            <text:p>32</text:p>
          </table:table-cell>
          <table:table-cell table:formula="of:=[.K169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69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70] &amp; &quot;A, &quot; &amp; [.C170] &amp; &quot;, &quot; &amp; [.A170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0]" office:value-type="string" office:string-value="TM-D" calcext:value-type="string">
            <text:p>TM-D</text:p>
          </table:table-cell>
          <table:table-cell/>
          <table:table-cell table:formula="of:=[.B170]" office:value-type="float" office:value="40" calcext:value-type="float">
            <text:p>40</text:p>
          </table:table-cell>
          <table:table-cell table:formula="of:=[.K170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0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71] &amp; &quot;A, &quot; &amp; [.C171] &amp; &quot;, &quot; &amp; [.A171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1]" office:value-type="string" office:string-value="TM-D" calcext:value-type="string">
            <text:p>TM-D</text:p>
          </table:table-cell>
          <table:table-cell/>
          <table:table-cell table:formula="of:=[.B171]" office:value-type="float" office:value="50" calcext:value-type="float">
            <text:p>50</text:p>
          </table:table-cell>
          <table:table-cell table:formula="of:=[.K17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1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72] &amp; &quot;A, &quot; &amp; [.C172] &amp; &quot;, &quot; &amp; [.A172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2]" office:value-type="string" office:string-value="TM-D" calcext:value-type="string">
            <text:p>TM-D</text:p>
          </table:table-cell>
          <table:table-cell/>
          <table:table-cell table:formula="of:=[.B172]" office:value-type="float" office:value="63" calcext:value-type="float">
            <text:p>63</text:p>
          </table:table-cell>
          <table:table-cell table:formula="of:=[.K172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2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73] &amp; &quot;A, &quot; &amp; [.C173] &amp; &quot;, &quot; &amp; [.A173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3]" office:value-type="string" office:string-value="TM-D" calcext:value-type="string">
            <text:p>TM-D</text:p>
          </table:table-cell>
          <table:table-cell/>
          <table:table-cell table:formula="of:=[.B173]" office:value-type="float" office:value="80" calcext:value-type="float">
            <text:p>80</text:p>
          </table:table-cell>
          <table:table-cell table:formula="of:=[.K173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3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74] &amp; &quot;A, &quot; &amp; [.C174] &amp; &quot;, &quot; &amp; [.A174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4]" office:value-type="string" office:string-value="TM-D" calcext:value-type="string">
            <text:p>TM-D</text:p>
          </table:table-cell>
          <table:table-cell/>
          <table:table-cell table:formula="of:=[.B174]" office:value-type="float" office:value="100" calcext:value-type="float">
            <text:p>100</text:p>
          </table:table-cell>
          <table:table-cell table:formula="of:=[.K17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4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75] &amp; &quot;A, &quot; &amp; [.C175] &amp; &quot;, &quot; &amp; [.A175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5]" office:value-type="string" office:string-value="TM-D" calcext:value-type="string">
            <text:p>TM-D</text:p>
          </table:table-cell>
          <table:table-cell/>
          <table:table-cell table:formula="of:=[.B175]" office:value-type="float" office:value="125" calcext:value-type="float">
            <text:p>125</text:p>
          </table:table-cell>
          <table:table-cell table:formula="of:=[.K175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5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76] &amp; &quot;A, &quot; &amp; [.C176] &amp; &quot;, &quot; &amp; [.A176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6]" office:value-type="string" office:string-value="TM-D" calcext:value-type="string">
            <text:p>TM-D</text:p>
          </table:table-cell>
          <table:table-cell/>
          <table:table-cell table:formula="of:=[.B176]" office:value-type="float" office:value="160" calcext:value-type="float">
            <text:p>160</text:p>
          </table:table-cell>
          <table:table-cell table:formula="of:=[.K17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6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77] &amp; &quot;A, &quot; &amp; [.C177] &amp; &quot;, &quot; &amp; [.A177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7]" office:value-type="string" office:string-value="TM-D" calcext:value-type="string">
            <text:p>TM-D</text:p>
          </table:table-cell>
          <table:table-cell/>
          <table:table-cell table:formula="of:=[.B177]" office:value-type="float" office:value="200" calcext:value-type="float">
            <text:p>200</text:p>
          </table:table-cell>
          <table:table-cell table:formula="of:=[.K17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7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78] &amp; &quot;A, &quot; &amp; [.C178] &amp; &quot;, &quot; &amp; [.A178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8]" office:value-type="string" office:string-value="TM-D" calcext:value-type="string">
            <text:p>TM-D</text:p>
          </table:table-cell>
          <table:table-cell/>
          <table:table-cell table:formula="of:=[.B178]" office:value-type="float" office:value="250" calcext:value-type="float">
            <text:p>250</text:p>
          </table:table-cell>
          <table:table-cell table:formula="of:=[.K17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78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rologic</text:p>
          </table:table-cell>
          <table:table-cell table:formula="of:=[.B179] &amp; &quot;A, &quot; &amp; [.C179] &amp; &quot;, &quot; &amp; [.A179]" office:value-type="string" office:string-value="40A, Micrologic, Compact NSX" calcext:value-type="string">
            <text:p>4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79]" office:value-type="string" office:string-value="Micrologic" calcext:value-type="string">
            <text:p>Micrologic</text:p>
          </table:table-cell>
          <table:table-cell table:formula="of:=[.C179]" office:value-type="string" office:string-value="Micrologic" calcext:value-type="string">
            <text:p>Micrologic</text:p>
          </table:table-cell>
          <table:table-cell table:formula="of:=[.B179]" office:value-type="float" office:value="40" calcext:value-type="float">
            <text:p>40</text:p>
          </table:table-cell>
          <table:table-cell table:formula="of:=[.K179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rologic</text:p>
          </table:table-cell>
          <table:table-cell table:formula="of:=[.B180] &amp; &quot;A, &quot; &amp; [.C180] &amp; &quot;, &quot; &amp; [.A180]" office:value-type="string" office:string-value="100A, Micrologic, Compact NSX" calcext:value-type="string">
            <text:p>1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0]" office:value-type="string" office:string-value="Micrologic" calcext:value-type="string">
            <text:p>Micrologic</text:p>
          </table:table-cell>
          <table:table-cell table:formula="of:=[.C180]" office:value-type="string" office:string-value="Micrologic" calcext:value-type="string">
            <text:p>Micrologic</text:p>
          </table:table-cell>
          <table:table-cell table:formula="of:=[.B180]" office:value-type="float" office:value="100" calcext:value-type="float">
            <text:p>100</text:p>
          </table:table-cell>
          <table:table-cell table:formula="of:=[.K180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crologic</text:p>
          </table:table-cell>
          <table:table-cell table:formula="of:=[.B181] &amp; &quot;A, &quot; &amp; [.C181] &amp; &quot;, &quot; &amp; [.A181]" office:value-type="string" office:string-value="160A, Micrologic, Compact NSX" calcext:value-type="string">
            <text:p>16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1]" office:value-type="string" office:string-value="Micrologic" calcext:value-type="string">
            <text:p>Micrologic</text:p>
          </table:table-cell>
          <table:table-cell table:formula="of:=[.C181]" office:value-type="string" office:string-value="Micrologic" calcext:value-type="string">
            <text:p>Micrologic</text:p>
          </table:table-cell>
          <table:table-cell table:formula="of:=[.B181]" office:value-type="float" office:value="160" calcext:value-type="float">
            <text:p>160</text:p>
          </table:table-cell>
          <table:table-cell table:formula="of:=[.K181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crologic</text:p>
          </table:table-cell>
          <table:table-cell table:formula="of:=[.B182] &amp; &quot;A, &quot; &amp; [.C182] &amp; &quot;, &quot; &amp; [.A182]" office:value-type="string" office:string-value="250A, Micrologic, Compact NSX" calcext:value-type="string">
            <text:p>25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2]" office:value-type="string" office:string-value="Micrologic" calcext:value-type="string">
            <text:p>Micrologic</text:p>
          </table:table-cell>
          <table:table-cell table:formula="of:=[.C182]" office:value-type="string" office:string-value="Micrologic" calcext:value-type="string">
            <text:p>Micrologic</text:p>
          </table:table-cell>
          <table:table-cell table:formula="of:=[.B182]" office:value-type="float" office:value="250" calcext:value-type="float">
            <text:p>250</text:p>
          </table:table-cell>
          <table:table-cell table:formula="of:=[.K182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crologic</text:p>
          </table:table-cell>
          <table:table-cell table:formula="of:=[.B183] &amp; &quot;A, &quot; &amp; [.C183] &amp; &quot;, &quot; &amp; [.A183]" office:value-type="string" office:string-value="400A, Micrologic, Compact NSX" calcext:value-type="string">
            <text:p>4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Micrologic" calcext:value-type="string">
            <text:p>Micrologic</text:p>
          </table:table-cell>
          <table:table-cell table:formula="of:=[.C183]" office:value-type="string" office:string-value="Micrologic" calcext:value-type="string">
            <text:p>Micrologic</text:p>
          </table:table-cell>
          <table:table-cell table:formula="of:=[.B183]" office:value-type="float" office:value="400" calcext:value-type="float">
            <text:p>400</text:p>
          </table:table-cell>
          <table:table-cell table:formula="of:=[.K183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184] &amp; &quot;A, &quot; &amp; [.C184] &amp; &quot;, &quot; &amp; [.A184]" office:value-type="string" office:string-value="630A, Micrologic, Compact NSX" calcext:value-type="string">
            <text:p>63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Micrologic" calcext:value-type="string">
            <text:p>Micrologic</text:p>
          </table:table-cell>
          <table:table-cell table:formula="of:=[.C184]" office:value-type="string" office:string-value="Micrologic" calcext:value-type="string">
            <text:p>Micrologic</text:p>
          </table:table-cell>
          <table:table-cell table:formula="of:=[.B184]" office:value-type="float" office:value="630" calcext:value-type="float">
            <text:p>630</text:p>
          </table:table-cell>
          <table:table-cell table:formula="of:=[.K184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85] &amp; &quot;A, &quot; &amp; [.C185] &amp; &quot;, &quot; &amp; [.A185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TM-D" calcext:value-type="string">
            <text:p>TM-D</text:p>
          </table:table-cell>
          <table:table-cell/>
          <table:table-cell table:formula="of:=[.B185]" office:value-type="float" office:value="16" calcext:value-type="float">
            <text:p>16</text:p>
          </table:table-cell>
          <table:table-cell table:formula="of:=[.K18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5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86] &amp; &quot;A, &quot; &amp; [.C186] &amp; &quot;, &quot; &amp; [.A186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TM-D" calcext:value-type="string">
            <text:p>TM-D</text:p>
          </table:table-cell>
          <table:table-cell/>
          <table:table-cell table:formula="of:=[.B186]" office:value-type="float" office:value="25" calcext:value-type="float">
            <text:p>25</text:p>
          </table:table-cell>
          <table:table-cell table:formula="of:=[.K186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6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87] &amp; &quot;A, &quot; &amp; [.C187] &amp; &quot;, &quot; &amp; [.A187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TM-D" calcext:value-type="string">
            <text:p>TM-D</text:p>
          </table:table-cell>
          <table:table-cell/>
          <table:table-cell table:formula="of:=[.B187]" office:value-type="float" office:value="32" calcext:value-type="float">
            <text:p>32</text:p>
          </table:table-cell>
          <table:table-cell table:formula="of:=[.K187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7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88] &amp; &quot;A, &quot; &amp; [.C188] &amp; &quot;, &quot; &amp; [.A188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TM-D" calcext:value-type="string">
            <text:p>TM-D</text:p>
          </table:table-cell>
          <table:table-cell/>
          <table:table-cell table:formula="of:=[.B188]" office:value-type="float" office:value="40" calcext:value-type="float">
            <text:p>40</text:p>
          </table:table-cell>
          <table:table-cell table:formula="of:=[.K188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8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89] &amp; &quot;A, &quot; &amp; [.C189] &amp; &quot;, &quot; &amp; [.A189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89]" office:value-type="string" office:string-value="TM-D" calcext:value-type="string">
            <text:p>TM-D</text:p>
          </table:table-cell>
          <table:table-cell/>
          <table:table-cell table:formula="of:=[.B189]" office:value-type="float" office:value="50" calcext:value-type="float">
            <text:p>50</text:p>
          </table:table-cell>
          <table:table-cell table:formula="of:=[.K189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89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90] &amp; &quot;A, &quot; &amp; [.C190] &amp; &quot;, &quot; &amp; [.A190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0]" office:value-type="string" office:string-value="TM-D" calcext:value-type="string">
            <text:p>TM-D</text:p>
          </table:table-cell>
          <table:table-cell/>
          <table:table-cell table:formula="of:=[.B190]" office:value-type="float" office:value="63" calcext:value-type="float">
            <text:p>63</text:p>
          </table:table-cell>
          <table:table-cell table:formula="of:=[.K19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0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91] &amp; &quot;A, &quot; &amp; [.C191] &amp; &quot;, &quot; &amp; [.A191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1]" office:value-type="string" office:string-value="TM-D" calcext:value-type="string">
            <text:p>TM-D</text:p>
          </table:table-cell>
          <table:table-cell/>
          <table:table-cell table:formula="of:=[.B191]" office:value-type="float" office:value="80" calcext:value-type="float">
            <text:p>80</text:p>
          </table:table-cell>
          <table:table-cell table:formula="of:=[.K19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1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92] &amp; &quot;A, &quot; &amp; [.C192] &amp; &quot;, &quot; &amp; [.A192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2]" office:value-type="string" office:string-value="TM-D" calcext:value-type="string">
            <text:p>TM-D</text:p>
          </table:table-cell>
          <table:table-cell/>
          <table:table-cell table:formula="of:=[.B192]" office:value-type="float" office:value="100" calcext:value-type="float">
            <text:p>100</text:p>
          </table:table-cell>
          <table:table-cell table:formula="of:=[.K19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2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93] &amp; &quot;A, &quot; &amp; [.C193] &amp; &quot;, &quot; &amp; [.A193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3]" office:value-type="string" office:string-value="TM-D" calcext:value-type="string">
            <text:p>TM-D</text:p>
          </table:table-cell>
          <table:table-cell/>
          <table:table-cell table:formula="of:=[.B193]" office:value-type="float" office:value="125" calcext:value-type="float">
            <text:p>125</text:p>
          </table:table-cell>
          <table:table-cell table:formula="of:=[.K19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3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94] &amp; &quot;A, &quot; &amp; [.C194] &amp; &quot;, &quot; &amp; [.A194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4]" office:value-type="string" office:string-value="TM-D" calcext:value-type="string">
            <text:p>TM-D</text:p>
          </table:table-cell>
          <table:table-cell/>
          <table:table-cell table:formula="of:=[.B194]" office:value-type="float" office:value="160" calcext:value-type="float">
            <text:p>160</text:p>
          </table:table-cell>
          <table:table-cell table:formula="of:=[.K19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4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30T16:32:51.687880969</dc:date>
    <dc:creator>Manu Varkey</dc:creator>
    <meta:editing-duration>PT2H55M18S</meta:editing-duration>
    <meta:editing-cycles>214</meta:editing-cycles>
    <meta:document-statistic meta:table-count="1" meta:cell-count="2520" meta:object-count="0"/>
  </office:meta>
</office:document-meta>
</file>